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AA000000B4FB0793EC51971BC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center" style:justify-single-word="false"/>
      <style:text-properties fo:font-size="28pt" fo:font-weight="bold" officeooo:rsid="001cd9e1" officeooo:paragraph-rsid="001cd9e1"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4" style:family="paragraph" style:parent-style-name="Standard">
      <style:paragraph-properties fo:text-align="start" style:justify-single-word="false"/>
      <style:text-properties fo:font-size="15pt" style:text-underline-style="none" fo:font-weight="bold" officeooo:rsid="00bf685c" officeooo:paragraph-rsid="00bf685c" style:font-size-asian="13.1000003814697pt" style:font-weight-asian="bold" style:font-size-complex="15pt" style:font-weight-complex="bold"/>
    </style:style>
    <style:style style:name="P5" style:family="paragraph" style:parent-style-name="Text_20_body">
      <style:text-properties officeooo:paragraph-rsid="00b9039f"/>
    </style:style>
    <style:style style:name="P6" style:family="paragraph" style:parent-style-name="Table_20_Contents">
      <style:paragraph-properties fo:text-align="start" style:justify-single-word="false"/>
      <style:text-properties fo:font-size="10pt" style:text-underline-style="none" fo:font-weight="bold" officeooo:rsid="002f9037" officeooo:paragraph-rsid="00bf685c"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fo:font-size="10pt" style:text-underline-style="none" fo:font-weight="bold" officeooo:rsid="009dd550" officeooo:paragraph-rsid="00bf685c"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officeooo:paragraph-rsid="00bf685c"/>
    </style:style>
    <style:style style:name="P9" style:family="paragraph" style:parent-style-name="Standard">
      <style:paragraph-properties fo:text-align="center" style:justify-single-word="false"/>
      <style:text-properties fo:font-size="10pt" style:text-underline-style="none" fo:font-weight="bold" officeooo:rsid="002f9037" officeooo:paragraph-rsid="00cab304" style:font-size-asian="8.75pt" style:font-weight-asian="bold" style:font-size-complex="10pt" style:font-weight-complex="bold"/>
    </style:style>
    <style:style style:name="P10" style:family="paragraph" style:parent-style-name="Standard">
      <style:paragraph-properties fo:text-align="center" style:justify-single-word="false"/>
      <style:text-properties fo:color="#0000ff" fo:font-size="28pt" style:text-underline-style="solid" style:text-underline-width="auto" style:text-underline-color="font-color" fo:font-weight="bold" officeooo:rsid="001cd9e1" officeooo:paragraph-rsid="00c8e842" style:font-size-asian="28pt" style:font-weight-asian="bold" style:font-size-complex="28pt" style:font-weight-complex="bold"/>
    </style:style>
    <style:style style:name="P11" style:family="paragraph" style:parent-style-name="Standard">
      <style:paragraph-properties fo:text-align="start" style:justify-single-word="false"/>
      <style:text-properties fo:font-size="15pt" style:text-underline-style="none" fo:font-weight="bold" officeooo:rsid="00bf685c" officeooo:paragraph-rsid="00cab304" style:font-size-asian="13.1000003814697pt" style:font-weight-asian="bold" style:font-size-complex="15pt" style:font-weight-complex="bold"/>
    </style:style>
    <style:style style:name="P12" style:family="paragraph" style:parent-style-name="Standard">
      <style:paragraph-properties fo:text-align="end" style:justify-single-word="false"/>
      <style:text-properties fo:font-size="11pt" style:text-underline-style="none" fo:font-weight="bold" officeooo:rsid="002f9037" officeooo:paragraph-rsid="00cab304" style:font-size-asian="11pt" style:font-weight-asian="bold" style:font-size-complex="11pt" style:font-weight-complex="bold"/>
    </style:style>
    <style:style style:name="P13" style:family="paragraph" style:parent-style-name="Text_20_body">
      <style:paragraph-properties fo:text-align="center" style:justify-single-word="false"/>
      <style:text-properties fo:font-size="10pt" style:text-underline-style="none" fo:font-weight="bold" officeooo:rsid="002f9037" officeooo:paragraph-rsid="001cd9e1" style:font-size-asian="8.75pt" style:font-weight-asian="bold" style:font-size-complex="10pt"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caeb52"/>
    </style:style>
    <style:style style:name="P16" style:family="paragraph" style:parent-style-name="Table_20_Contents">
      <style:paragraph-properties fo:text-align="start" style:justify-single-word="false"/>
      <style:text-properties officeooo:paragraph-rsid="00cab304"/>
    </style:style>
    <style:style style:name="P17" style:family="paragraph" style:parent-style-name="Table_20_Contents">
      <style:paragraph-properties fo:text-align="start" style:justify-single-word="false"/>
      <style:text-properties fo:font-size="10pt" style:text-underline-style="none" fo:font-weight="bold" officeooo:rsid="009dd550" officeooo:paragraph-rsid="00cab304"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font-size="10pt" style:text-underline-style="none" fo:font-weight="bold" officeooo:rsid="002f9037" officeooo:paragraph-rsid="00cab304" style:font-size-asian="8.75pt" style:font-weight-asian="bold" style:font-size-complex="10pt" style:font-weight-complex="bold"/>
    </style:style>
    <style:style style:name="T1" style:family="text">
      <style:text-properties officeooo:rsid="00a51477"/>
    </style:style>
    <style:style style:name="T2" style:family="text">
      <style:text-properties fo:font-size="10pt" style:text-underline-style="none" fo:font-weight="bold" officeooo:rsid="00c0b512"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c15205" style:font-size-asian="10pt" style:font-weight-asian="bold" style:font-size-complex="10pt" style:font-weight-complex="bold"/>
    </style:style>
    <style:style style:name="T4" style:family="text">
      <style:text-properties officeooo:rsid="009dd550" style:font-size-asian="10pt"/>
    </style:style>
    <style:style style:name="T5" style:family="text">
      <style:text-properties officeooo:rsid="00c4d9d7"/>
    </style:style>
    <style:style style:name="fr1" style:family="graphic" style:parent-style-name="Frame">
      <style:graphic-properties style:vertical-pos="top" style:vertical-rel="baseline" draw:fill-image-width="0cm" draw:fill-image-height="0cm" style:shadow="none" draw:shadow-opacity="100%">
        <style:columns fo:column-count="1" fo:column-gap="0cm"/>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name" text:name="py3o.o.name"/>
        <text:user-field-decl office:value-type="string" office:string-value="o.email" text:name="py3o.o.email"/>
        <text:user-field-decl office:value-type="string" office:string-value="o.mobile" text:name="py3o.o.mobile"/>
        <text:user-field-decl office:value-type="string" office:string-value="line.name" text:name="py3o.line.name"/>
      </text:user-field-decls>
      <text:p text:style-name="P13"/>
      <text:p text:style-name="P13"><draw:frame draw:style-name="fr1" draw:name="py3o.image(o.image_medium, 'png', width='2cm', height='3cm', isb64=True)" text:anchor-type="as-char" svg:width="2cm" draw:z-index="1"><draw:text-box fo:min-height="2.275cm"><text:p text:style-name="Frame_20_contents"/></draw:text-box></draw:frame></text:p>
      <text:p text:style-name="P10"><text:user-field-get text:name="py3o.o.name">o.name</text:user-field-get></text:p>
      <text:p text:style-name="P14">Nam dictum sollicitudin risus non auctor. Nunc et urna fermentum lacus suscipit rutrum id eget tellus. Proin malesuada, tortor sed ornare tristique, justo urna venenatis ante, nec ornare eros leo nec magna. Donec porttitor velit vel lacus imperdiet porta. Mauris quis massa nisl. Class aptent taciti sociosqu ad litora torquent per conubia nostra, per inceptos himenaeos. Duis fringilla, sem eu sollicitudin eleifend, nulla mauris ultrices leo, in rutrum arcu sem sit amet justo. Vestibulum at urna sollicitudin, convallis augue ut, eleifend sapien. Quisque ornare in quam eu dapibus. Morbi commodo sed ligula a tincidunt. Nullam bibendum efficitur faucibus. Proin est erat, rutrum eu finibus non, posuere in ex. Nunc non mollis erat. Curabitur et tristique arcu. Nam a nulla a eros porta finibus a sit amet nunc. Donec viverra et augue quis molestie. </text:p>
      <text:p text:style-name="P14">Quisque eu mattis ipsum, nec vehicula velit. Morbi a leo dictum sem tincidunt molestie a eu velit. Quisque nec nisi a ligula pharetra consectetur. Phasellus cursus mauris neque, non sollicitudin lectus eleifend nec. Quisque porttitor ante non felis dignissim, ac ultrices ipsum elementum. Aliquam vestibulum dapibus risus, in bibendum elit placerat nec. Donec imperdiet orci a mi commodo congue sed gravida nibh. Proin quis erat efficitur, sagittis ante vitae, ornare dolor. In lacinia urna ut purus consequat euismod. Pellentesque vehicula mauris non felis cursus ornare. Morbi sed turpis porta, molestie neque vitae, convallis sapien. Cras dictum lorem vel est suscipit pulvinar. Duis non nunc eu sem ornare vulputate. </text:p>
      <text:p text:style-name="P15">Morbi et venenatis ligula, gravida iaculis <text:span text:style-name="T3"><text:user-field-get text:name="py3o.o.mobile">o.mobile</text:user-field-get></text:span> eros. Phasellus ultrices quis felis fringilla sollicitudin. Duis fringilla mauris nec sem bibendum commodo. In sit amet sollicitudin justo. Sed vel blandit nisi, eu maximus nibh. Etiam leo eros, suscipit id varius eget, ornare a turpis. Praesent porta commodo sapien vitae ultricies. Vivamus finibus nec neque laoreet suscipit. Cras sollicitudin sollicitudin enim, sed tristique est efficitur quis. Duis mattis orci a justo blandit bibendum. Nullam semper ultricies nisi id tincidunt. Curabitur quis faucibus magna. </text:p>
      <text:p text:style-name="P11">Contacts:</text:p>
      <text:p text:style-name="P16"><text:a xlink:type="simple" xlink:href="py3o://for=%22line%20in%20o.child_ids%22" text:style-name="Internet_20_link" text:visited-style-name="Visited_20_Internet_20_Link"><text:span text:style-name="T2">for="line in o.child_ids"</text:span></text:a></text:p>
      <text:p text:style-name="P17"><text:s text:c="31"/><text:user-field-get text:name="py3o.line.name">line.name</text:user-field-get></text:p>
      <text:p text:style-name="P18"><text:a xlink:type="simple" xlink:href="py3o:///for" text:style-name="Internet_20_link" text:visited-style-name="Visited_20_Internet_20_Link"><text:span text:style-name="T4">/for</text:span></text:a></text:p>
      <text:p text:style-name="P9"/>
      <text:p text:style-name="P12"><text:user-field-get text:name="py3o.o.email">o.email</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T1" style:family="text">
      <style:text-properties officeooo:rsid="00a51477"/>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1" text:anchor-type="paragraph" svg:y="-1.552cm" svg:width="5.064cm" svg:height="2.14cm" draw:z-index="0"><draw:image xlink:href="Pictures/10000201000001AA000000B4FB0793EC51971BC2.png" xlink:type="simple" xlink:show="embed" xlink:actuate="onLoad"/></draw:frame></text:p>
      </style:header>
      <style:footer>
        <text:p text:style-name="Footer"><text:span text:style-name="MT1">Page: </text:span><text:span text:style-name="MT1"><text:page-number text:select-page="current">1</text:page-number></text:span><text:span text:style-name="MT1"> </text:span>/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3:32:03.699877901</meta:creation-date>
    <meta:generator>LibreOffice/5.1.4.2$Linux_X86_64 LibreOffice_project/10m0$Build-2</meta:generator>
    <dc:date>2017-04-29T22:10:30.408941229</dc:date>
    <meta:editing-duration>P2DT10H6M26S</meta:editing-duration>
    <meta:editing-cycles>171</meta:editing-cycles>
    <meta:document-statistic meta:table-count="0" meta:image-count="1" meta:object-count="0" meta:page-count="1" meta:paragraph-count="11" meta:word-count="334" meta:character-count="2243" meta:non-whitespace-character-count="1885"/>
  </office:meta>
</office:document-meta>
</file>